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0b5bd" officeooo:paragraph-rsid="0074df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center" style:justify-single-word="false" fo:break-before="pag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normal" officeooo:rsid="0010b5bd" officeooo:paragraph-rsid="0074df1f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font-size="2pt" style:font-size-asian="2pt" style:font-size-complex="2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o in objects"&gt;</text:placeholder></text:p>
      <text:p text:style-name="P7"/>
      <text:p text:style-name="P5"><text:placeholder text:placeholder-type="text">&lt;for each="sscc in o.code_ids"&gt;</text:placeholder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:asimage(sscc.codebar_image)" text:anchor-type="as-char" svg:width="5.489cm" style:rel-width="93%" svg:height="2cm" style:rel-height="scale-min" draw:z-index="0"><draw:text-box><text:p text:style-name="P1"/></draw:text-box></draw:frame></text:p>
      <text:p text:style-name="P4"/>
      <text:p text:style-name="P8"/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6.001cm" fo:page-height="6.001cm" style:num-format="1" style:print-orientation="portrait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2T16:48:17.332253187</dc:date>
    <dc:creator>thebrush </dc:creator>
    <meta:editing-duration>PT5H17M3S</meta:editing-duration>
    <meta:editing-cycles>112</meta:editing-cycles>
    <meta:document-statistic meta:table-count="0" meta:image-count="0" meta:object-count="0" meta:page-count="2" meta:paragraph-count="5" meta:word-count="10" meta:character-count="68" meta:non-whitespace-character-count="62"/>
  </office:meta>
</office:document-meta>
</file>